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ockJsService.DefaultSockJsService( TaskScheduler scheduler , TransportHandler ... handlerOverri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ockJsService.setServletContext( ServletContext servlet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ockJsService.DefaultSockJsService( TaskScheduler schedu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ockJsService.getDefaultTransportHandlers( @ Nullable Collection &lt; TransportHandler &gt; overrid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SockJsService.DefaultSockJsService( TaskScheduler scheduler , Collection &lt; TransportHandler &gt; handlerOverri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